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RendererConfigurator.AFPRenderer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Configurator.buildFont( Configuration fontCfg , String fontPath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5">
            <text:p text:style-name="Table_20_Contents">115</text:p>
          </table:table-cell>
        </table:table-row>
        <table:table-row>
          <table:table-cell office:value-type="string">
            <text:p text:style-name="Table_20_Contents">AFPRendererConfigurator.buildFontListFromConfiguration( Configuration cf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FPRendererConfigurator.configure( Renderer render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